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string" calcext:value-type="string">
            <text:p>Frame – Lasercut + Bends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Frame – Powdercoa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mooth rod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M12uus</text:p>
          </table:table-cell>
          <table:table-cell table:formula="of:=+16*40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Bolts+Nut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HF12s</text:p>
          </table:table-cell>
          <table:table-cell table:formula="of:=+12*60" office:value-type="float" office:value="720" calcext:value-type="float">
            <text:p>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ubtotal:</text:p>
          </table:table-cell>
          <table:table-cell table:style-name="ce1" table:formula="of:=SUM([.B4:.B11])" office:value-type="float" office:value="3003" calcext:value-type="float">
            <text:p>3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8:32:12.891000000</meta:creation-date>
    <dc:date>2014-04-08T08:41:09.335000000</dc:date>
    <meta:editing-duration>PT2M57S</meta:editing-duration>
    <meta:editing-cycles>2</meta:editing-cycles>
    <meta:generator>LibreOffice/4.1.1.2$Windows_x86 LibreOffice_project/7e4286b58adc75a14f6d83f53a03b6c11fa2903</meta:generator>
    <meta:document-statistic meta:table-count="1" meta:cell-count="16" meta:object-count="0"/>
  </office:meta>
</office:document-meta>
</file>